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officeooo:rsid="0024063e" officeooo:paragraph-rsid="0024063e"/>
    </style:style>
    <style:style style:name="P3" style:family="paragraph" style:parent-style-name="Text_20_body">
      <style:text-properties officeooo:rsid="0024063e" officeooo:paragraph-rsid="002f2ec8"/>
    </style:style>
    <style:style style:name="P4" style:family="paragraph" style:parent-style-name="Text_20_body">
      <style:text-properties officeooo:paragraph-rsid="003ca493"/>
    </style:style>
    <style:style style:name="P5" style:family="paragraph" style:parent-style-name="Text_20_body">
      <style:text-properties officeooo:rsid="003e415d" officeooo:paragraph-rsid="003e415d"/>
    </style:style>
    <style:style style:name="P6" style:family="paragraph" style:parent-style-name="Title">
      <style:paragraph-properties fo:break-before="page"/>
      <style:text-properties officeooo:rsid="0024063e" officeooo:paragraph-rsid="003033f0"/>
    </style:style>
    <style:style style:name="P7" style:family="paragraph" style:parent-style-name="Standard">
      <style:paragraph-properties fo:break-before="page"/>
      <style:text-properties fo:language="pl" fo:country="PL" officeooo:rsid="001ec675" officeooo:paragraph-rsid="002f2ec8"/>
    </style:style>
    <style:style style:name="P8" style:family="paragraph" style:parent-style-name="Standard">
      <style:paragraph-properties fo:break-before="page"/>
      <style:text-properties fo:language="pl" fo:country="PL" officeooo:rsid="002380cf" officeooo:paragraph-rsid="002380cf"/>
    </style:style>
    <style:style style:name="P9" style:family="paragraph" style:parent-style-name="Text_20_body">
      <style:paragraph-properties fo:break-before="page"/>
      <style:text-properties fo:font-size="8pt" fo:language="pl" fo:country="PL" fo:font-style="italic" fo:font-weight="normal" officeooo:rsid="00263c59" officeooo:paragraph-rsid="0024063e" style:font-size-asian="7pt" style:font-style-asian="italic" style:font-weight-asian="normal" style:font-size-complex="8pt" style:font-style-complex="italic" style:font-weight-complex="normal"/>
    </style:style>
    <style:style style:name="P10" style:family="paragraph" style:parent-style-name="Standard">
      <style:text-properties fo:language="pl" fo:country="PL" officeooo:rsid="001968d6" officeooo:paragraph-rsid="0024063e"/>
    </style:style>
    <style:style style:name="P11" style:family="paragraph" style:parent-style-name="Standard">
      <style:text-properties fo:language="pl" fo:country="PL" officeooo:rsid="001968d6" officeooo:paragraph-rsid="002f2ec8"/>
    </style:style>
    <style:style style:name="P12" style:family="paragraph" style:parent-style-name="Standard">
      <style:text-properties fo:language="pl" fo:country="PL" officeooo:rsid="002380cf" officeooo:paragraph-rsid="002380cf"/>
    </style:style>
    <style:style style:name="P13" style:family="paragraph" style:parent-style-name="Standard">
      <style:text-properties fo:font-size="13pt" fo:language="pl" fo:country="PL" officeooo:rsid="003fe447" officeooo:paragraph-rsid="003fe447" style:font-size-asian="13pt" style:font-size-complex="13pt"/>
    </style:style>
    <style:style style:name="P14" style:family="paragraph" style:parent-style-name="Standard">
      <style:text-properties fo:font-size="13pt" fo:language="pl" fo:country="PL" officeooo:rsid="0042af44" officeooo:paragraph-rsid="0042af44" style:font-size-asian="13pt" style:font-size-complex="13pt"/>
    </style:style>
    <style:style style:name="P15" style:family="paragraph" style:parent-style-name="Standard">
      <style:text-properties fo:font-size="13pt" fo:language="pl" fo:country="PL" officeooo:rsid="0042af44" officeooo:paragraph-rsid="00435ed3" style:font-size-asian="13pt" style:font-size-complex="13pt"/>
    </style:style>
    <style:style style:name="P16" style:family="paragraph" style:parent-style-name="Standard">
      <style:text-properties fo:font-size="13pt" fo:language="pl" fo:country="PL" officeooo:rsid="0042af44" officeooo:paragraph-rsid="0044c6b1" style:font-size-asian="13pt" style:font-size-complex="13pt"/>
    </style:style>
    <style:style style:name="P17" style:family="paragraph" style:parent-style-name="Title">
      <style:text-properties fo:font-size="8pt" fo:language="pl" fo:country="PL" fo:font-style="italic" fo:font-weight="normal" officeooo:rsid="00263c59" officeooo:paragraph-rsid="0024063e" style:font-size-asian="7pt" style:font-style-asian="italic" style:font-weight-asian="normal" style:font-size-complex="8pt" style:font-style-complex="italic" style:font-weight-complex="normal"/>
    </style:style>
    <style:style style:name="P18" style:family="paragraph" style:parent-style-name="Contents_20_1">
      <style:paragraph-properties>
        <style:tab-stops>
          <style:tab-stop style:position="17.59cm" style:type="right" style:leader-style="dotted" style:leader-text="."/>
        </style:tab-stops>
      </style:paragraph-properties>
    </style:style>
    <style:style style:name="P19" style:family="paragraph" style:parent-style-name="Standard" style:list-style-name="L1">
      <style:text-properties officeooo:paragraph-rsid="0031e84d"/>
    </style:style>
    <style:style style:name="P20" style:family="paragraph" style:parent-style-name="Standard" style:list-style-name="L1">
      <style:text-properties officeooo:paragraph-rsid="00368e2b"/>
    </style:style>
    <style:style style:name="P21" style:family="paragraph" style:parent-style-name="Standard" style:list-style-name="L1">
      <style:text-properties fo:language="pl" fo:country="PL" officeooo:rsid="001968d6" officeooo:paragraph-rsid="0024063e"/>
    </style:style>
    <style:style style:name="P22" style:family="paragraph" style:parent-style-name="Standard" style:list-style-name="L1">
      <style:text-properties fo:language="pl" fo:country="PL" officeooo:rsid="001968d6" officeooo:paragraph-rsid="00368e2b"/>
    </style:style>
    <style:style style:name="P23" style:family="paragraph" style:parent-style-name="Standard" style:list-style-name="L1">
      <style:text-properties fo:language="pl" fo:country="PL" officeooo:rsid="001ec675" officeooo:paragraph-rsid="0030e69e"/>
    </style:style>
    <style:style style:name="P24" style:family="paragraph" style:parent-style-name="Standard" style:list-style-name="L1">
      <style:text-properties fo:language="pl" fo:country="PL" officeooo:rsid="001ff48d" officeooo:paragraph-rsid="001ff48d"/>
    </style:style>
    <style:style style:name="P25" style:family="paragraph" style:parent-style-name="Standard" style:list-style-name="L1">
      <style:text-properties fo:language="pl" fo:country="PL" officeooo:rsid="001ff48d" officeooo:paragraph-rsid="00368e2b"/>
    </style:style>
    <style:style style:name="P26" style:family="paragraph" style:parent-style-name="Standard" style:list-style-name="L1">
      <style:text-properties fo:language="pl" fo:country="PL" officeooo:rsid="001b53fc" officeooo:paragraph-rsid="00368e2b"/>
    </style:style>
    <style:style style:name="P27" style:family="paragraph" style:parent-style-name="Standard">
      <style:text-properties fo:font-size="13pt" fo:language="pl" fo:country="PL" officeooo:rsid="00435ed3" officeooo:paragraph-rsid="0044c6b1" style:font-size-asian="13pt" style:font-size-complex="13pt"/>
    </style:style>
    <style:style style:name="P28" style:family="paragraph" style:parent-style-name="Standard" style:list-style-name="L1">
      <style:paragraph-properties style:writing-mode="lr-tb"/>
      <style:text-properties officeooo:paragraph-rsid="0031e84d"/>
    </style:style>
    <style:style style:name="P29" style:family="paragraph" style:parent-style-name="Standard" style:list-style-name="L1">
      <style:paragraph-properties style:writing-mode="lr-tb"/>
      <style:text-properties fo:language="pl" fo:country="PL" officeooo:rsid="001ec675" officeooo:paragraph-rsid="00385f94"/>
    </style:style>
    <style:style style:name="P30" style:family="paragraph" style:parent-style-name="Text_20_body">
      <style:text-properties fo:language="pl" fo:country="PL" fo:font-weight="normal" officeooo:rsid="003e415d" officeooo:paragraph-rsid="003fe447" style:font-weight-asian="normal" style:font-weight-complex="normal"/>
    </style:style>
    <style:style style:name="P31" style:family="paragraph" style:parent-style-name="Heading_20_1">
      <style:text-properties officeooo:rsid="0030a29e" officeooo:paragraph-rsid="0024063e"/>
    </style:style>
    <style:style style:name="P32" style:family="paragraph" style:parent-style-name="Heading_20_1">
      <style:paragraph-properties fo:break-before="page"/>
      <style:text-properties officeooo:rsid="0025a8d6" officeooo:paragraph-rsid="0025a8d6"/>
    </style:style>
    <style:style style:name="P33" style:family="paragraph" style:parent-style-name="Heading_20_1">
      <style:paragraph-properties fo:break-before="page"/>
      <style:text-properties officeooo:rsid="003ca493" officeooo:paragraph-rsid="003ca493"/>
    </style:style>
    <style:style style:name="T1" style:family="text">
      <style:text-properties officeooo:rsid="001d220c"/>
    </style:style>
    <style:style style:name="T2" style:family="text">
      <style:text-properties officeooo:rsid="001ec675"/>
    </style:style>
    <style:style style:name="T3" style:family="text">
      <style:text-properties officeooo:rsid="0021a3d1"/>
    </style:style>
    <style:style style:name="T4" style:family="text">
      <style:text-properties officeooo:rsid="0024063e"/>
    </style:style>
    <style:style style:name="T5" style:family="text">
      <style:text-properties fo:font-size="8pt" fo:font-style="italic" fo:font-weight="normal" officeooo:rsid="00263c59" style:font-size-asian="7pt" style:font-style-asian="italic" style:font-weight-asian="normal" style:font-size-complex="8pt" style:font-style-complex="italic" style:font-weight-complex="normal"/>
    </style:style>
    <style:style style:name="T6" style:family="text">
      <style:text-properties officeooo:rsid="002605a2"/>
    </style:style>
    <style:style style:name="T7" style:family="text">
      <style:text-properties officeooo:rsid="002960fd"/>
    </style:style>
    <style:style style:name="T8" style:family="text">
      <style:text-properties fo:font-weight="bold" officeooo:rsid="0025393c" style:font-weight-asian="bold" style:font-weight-complex="bold"/>
    </style:style>
    <style:style style:name="T9" style:family="text">
      <style:text-properties fo:font-weight="bold" officeooo:rsid="00263c59" style:font-weight-asian="bold" style:font-weight-complex="bold"/>
    </style:style>
    <style:style style:name="T10" style:family="text">
      <style:text-properties fo:font-weight="bold" officeooo:rsid="0024063e" style:font-weight-asian="bold" style:font-weight-complex="bold"/>
    </style:style>
    <style:style style:name="T11" style:family="text">
      <style:text-properties fo:font-weight="bold" officeooo:rsid="003e2ef1" style:font-weight-asian="bold" style:font-weight-complex="bold"/>
    </style:style>
    <style:style style:name="T12" style:family="text">
      <style:text-properties officeooo:rsid="003033f0"/>
    </style:style>
    <style:style style:name="T13" style:family="text">
      <style:text-properties fo:language="pl" fo:country="PL" officeooo:rsid="0030e69e"/>
    </style:style>
    <style:style style:name="T14" style:family="text">
      <style:text-properties fo:language="pl" fo:country="PL" officeooo:rsid="0031e84d"/>
    </style:style>
    <style:style style:name="T15" style:family="text">
      <style:text-properties fo:language="pl" fo:country="PL" officeooo:rsid="00333852"/>
    </style:style>
    <style:style style:name="T16" style:family="text">
      <style:text-properties fo:language="pl" fo:country="PL" officeooo:rsid="00352d02"/>
    </style:style>
    <style:style style:name="T17" style:family="text">
      <style:text-properties fo:language="pl" fo:country="PL" officeooo:rsid="002ab4bd"/>
    </style:style>
    <style:style style:name="T18" style:family="text">
      <style:text-properties fo:language="pl" fo:country="PL" officeooo:rsid="0036923c"/>
    </style:style>
    <style:style style:name="T19" style:family="text">
      <style:text-properties fo:language="pl" fo:country="PL" officeooo:rsid="003759f7"/>
    </style:style>
    <style:style style:name="T20" style:family="text">
      <style:text-properties fo:language="pl" fo:country="PL" officeooo:rsid="00385f94"/>
    </style:style>
    <style:style style:name="T21" style:family="text">
      <style:text-properties fo:language="pl" fo:country="PL" officeooo:rsid="00388146"/>
    </style:style>
    <style:style style:name="T22" style:family="text">
      <style:text-properties fo:language="pl" fo:country="PL" fo:font-weight="bold" style:font-weight-asian="bold" style:font-weight-complex="bold"/>
    </style:style>
    <style:style style:name="T23" style:family="text">
      <style:text-properties fo:language="pl" fo:country="PL" fo:font-weight="bold" officeooo:rsid="0030e69e" style:font-weight-asian="bold" style:font-weight-complex="bold"/>
    </style:style>
    <style:style style:name="T24" style:family="text">
      <style:text-properties fo:language="pl" fo:country="PL" fo:font-weight="bold" officeooo:rsid="0031e84d" style:font-weight-asian="bold" style:font-weight-complex="bold"/>
    </style:style>
    <style:style style:name="T25" style:family="text">
      <style:text-properties officeooo:rsid="001968d6"/>
    </style:style>
    <style:style style:name="T26" style:family="text">
      <style:text-properties officeooo:rsid="003a3c59"/>
    </style:style>
    <style:style style:name="T27" style:family="text">
      <style:text-properties officeooo:rsid="0031e84d"/>
    </style:style>
    <style:style style:name="T28" style:family="text">
      <style:text-properties officeooo:rsid="0042af44"/>
    </style:style>
    <style:style style:name="T29" style:family="text">
      <style:text-properties officeooo:rsid="00435ed3"/>
    </style:style>
    <style:style style:name="T30" style:family="text">
      <style:text-properties officeooo:rsid="0044c6b1"/>
    </style:style>
    <style:style style:name="T31" style:family="text">
      <style:text-properties fo:font-size="13pt" style:font-size-asian="13pt" style:font-size-complex="13pt"/>
    </style:style>
    <style:style style:name="Sect1" style:family="section">
      <style:section-properties style:editable="false">
        <style:columns fo:column-count="1" fo:column-gap="0cm"/>
      </style:section-properties>
    </style:style>
    <text:list-style style:name="L1">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Propozycja zastosowania metodyk programowania zwinnego <text:line-break/>na<text:span text:style-name="T12"> </text:span>przykładzie projektu wykonywanego na przedmiocie "Projekt zespołowy"</text:p>
      <text:p text:style-name="P3"/>
      <text:p text:style-name="P11"><text:span text:style-name="T8">Imię i Nazwisko: ____</text:span><text:span text:style-name="T11">Karol</text:span><text:span text:style-name="T8">_</text:span><text:span text:style-name="T11">Opitz</text:span><text:span text:style-name="T8">____<text:line-break/></text:span><text:span text:style-name="T9"><text:tab/><text:tab/><text:tab/><text:tab/><text:tab/></text:span><text:span text:style-name="T5">wpisz zwoje imię i nazwisko</text:span></text:p>
      <text:p text:style-name="P7"><text:tab/></text:p>
      <text:p text:style-name="P10"/>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8"><text:a xlink:type="simple" xlink:href="#__RefHeading___Toc600_1671768627" text:style-name="Index_20_Link" text:visited-style-name="Index_20_Link">1 <text:s/>Instrukcja<text:tab/>3</text:a></text:p>
          <text:p text:style-name="P18"><text:a xlink:type="simple" xlink:href="#__RefHeading___Toc602_1671768627" text:style-name="Index_20_Link" text:visited-style-name="Index_20_Link">2 <text:s/>Propozycja zastosowania metodyk<text:tab/>4</text:a></text:p>
          <text:p text:style-name="P18"><text:a xlink:type="simple" xlink:href="#__RefHeading___Toc6104_1215166182" text:style-name="Index_20_Link" text:visited-style-name="Index_20_Link">3 <text:s/>Omówienie użycia proponowanego systemu kontroli wersji<text:tab/>6</text:a></text:p>
          <text:p text:style-name="P18"><text:a xlink:type="simple" xlink:href="#__RefHeading___Toc6106_1215166182" text:style-name="Index_20_Link" text:visited-style-name="Index_20_Link">4 <text:s/>Omówienie wybranego narzędzia do wspomagania zarządzaniem projektem<text:tab/>7</text:a></text:p>
        </text:index-body>
      </text:table-of-content>
      <text:p text:style-name="P17"/>
      <text:p text:style-name="P9"/>
      <text:p text:style-name="P2"/>
      <text:h text:style-name="P31" text:outline-level="1"><text:bookmark-start text:name="__RefHeading___Toc600_1671768627"/>Instrukcja<text:bookmark-end text:name="__RefHeading___Toc600_1671768627"/></text:h>
      <text:list xml:id="list1752143189" text:style-name="L1">
        <text:list-item>
          <text:p text:style-name="P21"><text:span text:style-name="T4">Stosując metodyki programowania </text:span><text:span text:style-name="T10">zwinnego</text:span><text:span text:style-name="T4">, z</text:span>apr<text:span text:style-name="T2">oponuj organizację</text:span> prac<text:span text:style-name="T2">y niewielkiego</text:span> zespołu <text:span text:style-name="T4">pracującego </text:span>nad <text:span text:style-name="T2">stworzeniem</text:span> aplikacji, którą wykonujesz w ramach przedmiotu “Projekt zespołowy”.</text:p>
        </text:list-item>
        <text:list-item>
          <text:p text:style-name="P19"><text:span text:style-name="T13">W </text:span><text:span text:style-name="T20">ramach swojej </text:span><text:span text:style-name="T13">propozycji </text:span><text:span text:style-name="T15">wybierz</text:span><text:span text:style-name="T18"> także</text:span><text:span text:style-name="T13"> </text:span><text:span text:style-name="T15">i uzasadnij wybór</text:span><text:span text:style-name="T13">:</text:span></text:p>
          <text:list>
            <text:list-item>
              <text:p text:style-name="P19"><text:span text:style-name="T13">system</text:span><text:span text:style-name="T16">u</text:span><text:span text:style-name="T13"> </text:span><text:span text:style-name="T23">kontroli wersji</text:span><text:span text:style-name="T13">, </text:span><text:span text:style-name="T14">np.:</text:span><text:span text:style-name="T13"><text:line-break/>- Git lub dowolny inny system</text:span></text:p>
            </text:list-item>
            <text:list-item>
              <text:p text:style-name="P28"><text:span text:style-name="T14">narzędzi do wspomagania </text:span><text:span text:style-name="T24">zarządzaniem projektem</text:span><text:span text:style-name="T14">, np.:<text:line-break/>- <text:s/>Trac, Redmine, IceScrum, Agilefant, tinyPM, Acunote, Rally Community Edition lub dowolne inne narzędzie.</text:span></text:p>
            </text:list-item>
          </text:list>
        </text:list-item>
        <text:list-item>
          <text:p text:style-name="P29"><text:span text:style-name="T14">Opisz propoz</text:span><text:span text:style-name="T3">y</text:span><text:span text:style-name="T14">cję na nie więcej niż dwóch stronach tego dokumentu</text:span><text:span text:style-name="T6"> (czyli na stronach: 4 i 5)</text:span><text:span text:style-name="T14">.</text:span></text:p>
          <text:p text:style-name="P23"/>
        </text:list-item>
        <text:list-item>
          <text:p text:style-name="P24">Wskazówka:</text:p>
          <text:p text:style-name="P24">Informacje na temat Manifestu Agile oraz metodyki Scrum znajdziesz w poniższych źródłach:<text:line-break/></text:p>
          <text:list>
            <text:list-item>
              <text:p text:style-name="P25">Programowanie zwinne, Wikipedia, https://pl.wikipedia.org/wiki/Programowanie_zwinne</text:p>
            </text:list-item>
            <text:list-item>
              <text:p text:style-name="P25">Manifest Agile, Wikipedia, https://pl.wikipedia.org/wiki/Manifest_Agile</text:p>
            </text:list-item>
            <text:list-item>
              <text:p text:style-name="P26">Scrum, Wikipedia, https://pl.wikipedia.org/wiki/Scrum</text:p>
            </text:list-item>
            <text:list-item>
              <text:p text:style-name="P22">Scrum Web Page, http://www.scrum.org/</text:p>
            </text:list-item>
            <text:list-item>
              <text:p text:style-name="P22">Do Better Scrum, http://www.scrumsense.com/resources/do-better-scrum</text:p>
            </text:list-item>
            <text:list-item>
              <text:p text:style-name="P22">The Scrum Primer,<text:span text:style-name="T1"> </text:span>http://www.goodagile.com/scrumprimer/scrumprimer.pdf</text:p>
            </text:list-item>
            <text:list-item>
              <text:p text:style-name="P25"><text:span text:style-name="T25">The Git Community Book, </text:span><text:a xlink:type="simple" xlink:href="http://book.git-scm.com/" text:style-name="Internet_20_link" text:visited-style-name="Visited_20_Internet_20_Link"><text:span text:style-name="T25">http://book.git-scm.com/</text:span></text:a><text:span text:style-name="T25"><text:line-break/></text:span></text:p>
            </text:list-item>
          </text:list>
        </text:list-item>
        <text:list-item>
          <text:p text:style-name="P20"><text:span text:style-name="T21">Powyższa i</text:span><text:span text:style-name="T19">nstrukcja</text:span><text:span text:style-name="T17"> został</text:span><text:span text:style-name="T19">a</text:span><text:span text:style-name="T17"> omówione za zajęciach.</text:span></text:p>
        </text:list-item>
      </text:list>
      <text:h text:style-name="P32" text:outline-level="1"><text:bookmark-start text:name="__RefHeading___Toc602_1671768627"/>Propozycja zastosowa<text:span text:style-name="T26">n</text:span>ia metodyk<text:bookmark-end text:name="__RefHeading___Toc602_1671768627"/></text:h>
      <text:p text:style-name="P12"><text:span text:style-name="T7"><text:tab/></text:span><text:span text:style-name="T31">Tutaj zacznij swój opis:</text:span></text:p>
      <text:p text:style-name="P13"/>
      <text:p text:style-name="P13">W celu sprawdzenia swoich umiejętności <text:span text:style-name="T28">programowania w języku C#</text:span>, a także rozwijania ich <text:span text:style-name="T28">podczas pisania projektu postanowiłem podjąć próbę napisania czegoś na kształt Football Manager’a. Oczywiście dużo uboższego niż oryginał, ale napisanego „od zera”, bez używania żadnych gotowych silników. <text:s/>Projekt chciałbym kontynuować by móc go wykorzystać do pracy licencjackiej. </text:span></text:p>
      <text:p text:style-name="P14">Aby zorganizować pracę nad tym projektem trzeba by zastanowić się na samym początku co jest nam potrzebne i co będziemy wykorzystywać oraz co w dalszej fazie rozwoju będzie musiało być poprawione. Na samym początku trzeba podjąć decyzję jaką wielkość będzie miała nasza aplikacja tzn. czy będziemy umożliwiali grę w wielu różnych ligach i krajach, czy jednak skupimy się tylko na jednej z lig. Odpowiedzieć sobie na pytanie ile sezonów przewidujemy dla użytkownika oraz jego drużyny i czy umożliwimy mu zmianę drużyny podczas rozgrywek. </text:p>
      <text:p text:style-name="P14">Po fazie inspekcji przechodzimy do wstępnych prac. Zaczynamy od utworzenia bazy danych. Należy ją wypełnić drużynami i dla każdej wykorzystanej drużyny przyporządkować odpowiednich zawodników. Skonfigurować ją za pomocą kluczy obcych i powiązać.</text:p>
      <text:p text:style-name="P14">Następnie należy ją pobrać i skonfigurować na potrzeby programu naszej aplikacji.</text:p>
      <text:p text:style-name="P14">Po tych etapach możemy się zabrać za czyste programowanie tego co się będzie działo w aplikacji. </text:p>
      <text:p text:style-name="P14">Na samym początku trzeba pobrać odpowiednie dane od użytkownika: nazwisko manager’a, styl avatara oraz którą drużyna zostanie wybrana.</text:p>
      <text:p text:style-name="P14">Następnie przechodzimy już do programowania rozgrywki. Przewidywane są cztery główne okna zarządzania drużyną:</text:p>
      <text:p text:style-name="P14">Pierwsze będzie odpowiedzialne za manipulowanie wszelkimi działaniami nad zespołem: skład wyjściowy, formacja, możliwość sprawdzenia jaka jest obecna forma zawodników, jaką taktykę zdecydujemy się grać. Każda z tych opcji ma inny wpływ na zmianę parametrów drużyny np. zwiększenie się siły ataku kosztem zmniejszenia siły obrony. Wszystko to w późniejszym czasie oczywiście będzie miało wpływ na wynik każdego meczu.</text:p>
      <text:p text:style-name="P14">Drugie okno będzie odzwierciedleniem tabeli ligi czyli będą tam podliczane punkty, strzelone bramki, stracone bramki oraz suma strzelonych i straconych goli. Tabela musi być w trakcie sezonu sortowana by drużyny, które zdobyły najwięcej punktów znajdowały się na jej szczycie.</text:p>
      <text:p text:style-name="P14">Trzecie okno odpowiadać będzie <text:s/>za wyświetlanie poszczególnych meczy z dopasowaniem do każdej kolejki. Będzie można sprawdzić z kim mierzy się drużyna w przyszłym meczu oraz jakie wyniki wystąpiły w poprzednich kolejkach.</text:p>
      <text:p text:style-name="P15">Czwarte okno będzie pozwalało nam generować wszystkie wyniki meczy. Potrzebne będzie nam pobieranie danych rywali w każdym meczu każdej kolejki, generowanie dla nich wyniku i rozsyłaniu wszystkich informacji do sąsiednich okien zarządzania aby miały one możliwości ich wyświetlania. Po zagwarantowaniu tego można stworzyć interfejs dla tego jednego meczu drużyny wybranej przez użytkownika. Za pomocą timer’a będzie odliczany czas meczu <text:span text:style-name="T29">oraz </text:span><text:soft-page-break/><text:span text:style-name="T29">przedstawiane informacje co się dzieje w danym momencie na boisku. W przyszłości może zostanie wprowadzona manipulacja końcowego wyniku podczas meczu. Po rozegranym meczu muszą zostać rozesłane informacje na jego temat do innych okien: wynik oraz rywale danego meczu przekazane do podglądu statystyk kolejek, strzelone, stracone i suma goli oraz kto wygrał wysłane do tabeli ligi.</text:span></text:p>
      <text:p text:style-name="P27">Przekazywanie informacji będzie możliwe za pomocą delegatów, które obsługując eventy pozwolą na wykonanie operacji w jednym oknie i przesłaniu je do innego okna za pośrednictwem okna głównego.</text:p>
      <text:p text:style-name="P16"><text:span text:style-name="T30">Po wykonaniu tych prac aplikacja może być oczywiście obsługiwana o kolejne opcje i modyfikowana na wiele różnych sposobów. Jednakże obecnie mój plan na tę aplikację sięga jedynie do tego momentu. W momencie osiągnięcia upragnionego efektu rozważę jaki będzie dalszy rozwój programu. </text:span><text:s/></text:p>
      <text:p text:style-name="P8"/>
      <text:h text:style-name="P33" text:outline-level="1"><text:bookmark-start text:name="__RefHeading___Toc6104_1215166182"/>Omówienie użycia proponowanego systemu kontroli wersji<text:bookmark-end text:name="__RefHeading___Toc6104_1215166182"/></text:h>
      <text:p text:style-name="P5">System kontroli wersji wybrany przeze mnie to Git. Jest to pierwszy przeze mnie poznany taki system i od razu przypadł mi do gustu. Jest bardzo intuicyjny i prosty w użyciu. Nie wymaga żadnych dodatkowych wtyczek. Można dodawać pliki na wiele sposobów i tworzyć wiele repozytoriów. Obsługa wszystkich funkcji jest darmowa, a to dla studenta bardzo ważne.</text:p>
      <text:p text:style-name="P4"/>
      <text:h text:style-name="P33" text:outline-level="1"><text:bookmark-start text:name="__RefHeading___Toc6106_1215166182"/>Omówienie wybranego <text:span text:style-name="T22">narzędzia do wspomagania zarządzaniem projektem</text:span><text:bookmark-end text:name="__RefHeading___Toc6106_1215166182"/></text:h>
      <text:p text:style-name="P30">Przetestowałem kilka narzędzi do wspomagania zarządzania projektem. Były to <text:s/><text:span text:style-name="T27">IceScrum, Agilefant oraz <text:s/>Rally Community Edition. Nie były mi one w zbyt dużym stopniu potrzebne w tworzeniu projektu, więc nie używałem żadnego z wybranych zbyt długo, ale ze wstępnych testów najbardziej wpadł mi w gust Agilefant. Wydawał mi się najbardziej przyjazny dla nowych użytkowników tego narzędzi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l" fo:country="PL"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Liberation Serif" fo:font-size="12pt" fo:language="pl" fo:country="PL"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12T17:34:20.651000000</meta:creation-date>
    <dc:date>2018-01-07T19:58:59.932000000</dc:date>
    <meta:editing-duration>PT2H31M4S</meta:editing-duration>
    <meta:editing-cycles>39</meta:editing-cycles>
    <meta:generator>LibreOffice/5.4.4.2$Windows_X86_64 LibreOffice_project/2524958677847fb3bb44820e40380acbe820f960</meta:generator>
    <meta:document-statistic meta:table-count="0" meta:image-count="0" meta:object-count="0" meta:page-count="8" meta:paragraph-count="44" meta:word-count="855" meta:character-count="6285" meta:non-whitespace-character-count="5467"/>
  </office:meta>
</office:document-meta>
</file>